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40000026082FB765F092CA3D4.png" manifest:media-type="image/png"/>
  <manifest:file-entry manifest:full-path="Pictures/10000201000004B00000040E4ED38D8925186A17.png" manifest:media-type="image/png"/>
  <manifest:file-entry manifest:full-path="Pictures/10000000000006C4000006CCE4464B456FDD3C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 System" svg:font-family="'Khmer OS System'" style:font-pitch="variable"/>
    <style:font-face style:name="Lato Heavy" svg:font-family="'Lato Heavy'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WinIE6" svg:font-family="MathJax_WinIE6" style:font-pitch="variable"/>
    <style:font-face style:name="MathJax_Typewriter" svg:font-family="MathJax_Typewriter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12.668cm"/>
    </style:style>
    <style:style style:name="gr3" style:family="graphic" style:parent-style-name="standard">
      <style:graphic-properties svg:stroke-width="0.053cm" svg:stroke-color="#111111" draw:marker-start-width="0.279cm" draw:marker-end-width="0.279cm" svg:stroke-opacity="100%" draw:fill="none" draw:opacity="50%" draw:textarea-horizontal-align="justify" draw:textarea-vertical-align="middle" draw:auto-grow-height="false" fo:min-height="14.498cm" fo:min-width="14.048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5a0b24" draw:textarea-horizontal-align="justify" draw:textarea-vertical-align="middle" draw:auto-grow-height="false" fo:min-height="6.485cm" fo:min-width="7.286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5a0b24"/>
      <style:paragraph-properties fo:text-align="center"/>
    </style:style>
    <style:style style:name="T1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MathJax_Typewriter" fo:font-size="66pt" fo:language="es" fo:country="MX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98cm" svg:height="15.669cm" svg:x="6.751cm" svg:y="2.394cm">
          <draw:image xlink:href="Pictures/10000000000006C4000006CCE4464B456FDD3CC3.png" xlink:type="simple" xlink:show="embed" xlink:actuate="onLoad">
            <text:p/>
          </draw:image>
        </draw:frame>
        <draw:frame draw:style-name="gr2" draw:text-style-name="P3" draw:layer="layout" svg:width="13.168cm" svg:height="5.84cm" svg:x="8.981cm" svg:y="12.3cm">
          <draw:text-box>
            <text:p text:style-name="P2"><text:span text:style-name="T1"><text:s text:c="2"/></text:span><text:span text:style-name="T2">Métodos</text:span></text:p>
            <text:p text:style-name="P2"><text:span text:style-name="T2">Multinivel</text:span></text:p>
          </draw:text-box>
        </draw:frame>
        <draw:custom-shape draw:style-name="gr3" draw:text-style-name="P4" draw:layer="layout" svg:width="14.6cm" svg:height="14.8cm" svg:x="7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4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7" draw:text-style-name="P7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6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8" draw:text-style-name="P1" draw:layer="layout" svg:width="0.2cm" svg:height="0.47cm" svg:x="13.014cm" svg:y="10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2.7cm" svg:height="7.62cm" svg:x="4.4cm" svg:y="5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hmer OS System" svg:font-family="'Khmer OS System'" style:font-pitch="variable"/>
    <style:font-face style:name="Lato Heavy" svg:font-family="'Lato Heavy'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WinIE6" svg:font-family="MathJax_WinIE6" style:font-pitch="variable"/>
    <style:font-face style:name="MathJax_Typewriter" svg:font-family="MathJax_Typewriter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8-05T16:50:36.870423989</dc:date>
    <meta:editing-duration>PT5H46M13S</meta:editing-duration>
    <meta:editing-cycles>6</meta:editing-cycles>
    <meta:generator>LibreOffice/5.1.6.2$Linux_X86_64 LibreOffice_project/10m0$Build-2</meta:generator>
    <meta:document-statistic meta:object-count="3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